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73">
            <text:p>1173</text:p>
          </table:table-cell>
          <table:table-cell table:style-name="ce22" office:value-type="float" office:value="987">
            <text:p>98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628">
            <text:p>62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4">
            <text:p>1274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84">
            <text:p>4884</text:p>
          </table:table-cell>
          <table:table-cell table:style-name="ce22" office:value-type="float" office:value="2685">
            <text:p>26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9">
            <text:p>46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279">
            <text:p>27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1">
            <text:p>82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61">
            <text:p>2761</text:p>
          </table:table-cell>
          <table:table-cell table:style-name="ce22" office:value-type="float" office:value="284">
            <text:p>28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38">
            <text:p>5138</text:p>
          </table:table-cell>
          <table:table-cell table:style-name="ce22" office:value-type="float" office:value="2173">
            <text:p>21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022">
            <text:p>10022</text:p>
          </table:table-cell>
          <table:table-cell table:style-name="ce22" office:value-type="float" office:value="4858">
            <text:p>48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